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39cm" fo:min-width="2.465cm"/>
    </style:style>
    <style:style style:name="gr2" style:family="graphic" style:parent-style-name="standard">
      <style:graphic-properties draw:textarea-horizontal-align="justify" draw:textarea-vertical-align="middle" draw:auto-grow-height="false" fo:min-height="0.648cm" fo:min-width="2.554cm"/>
    </style:style>
    <style:style style:name="gr3" style:family="graphic" style:parent-style-name="standard">
      <style:graphic-properties draw:stroke="none" svg:stroke-color="#000000" draw:fill="none" draw:fill-color="#ffffff" fo:min-height="1.423cm"/>
    </style:style>
    <style:style style:name="gr4" style:family="graphic" style:parent-style-name="standard">
      <style:graphic-properties draw:stroke="none" svg:stroke-color="#000000" draw:fill="none" draw:fill-color="#ffffff" fo:min-height="1.306cm"/>
    </style:style>
    <style:style style:name="gr5" style:family="graphic" style:parent-style-name="standard">
      <style:graphic-properties draw:stroke="none" svg:stroke-color="#000000" draw:fill="none" draw:fill-color="#ffffff" fo:min-height="3.433cm"/>
    </style:style>
    <style:style style:name="gr6" style:family="graphic" style:parent-style-name="standard">
      <style:graphic-properties draw:textarea-horizontal-align="justify" draw:textarea-vertical-align="middle" draw:auto-grow-height="false" fo:min-height="0.39cm" fo:min-width="3.008cm"/>
    </style:style>
    <style:style style:name="gr7" style:family="graphic" style:parent-style-name="standard">
      <style:graphic-properties draw:textarea-horizontal-align="justify" draw:textarea-vertical-align="middle" draw:auto-grow-height="false" fo:min-height="1.274cm" fo:min-width="1.152cm"/>
    </style:style>
    <style:style style:name="gr8" style:family="graphic" style:parent-style-name="standard">
      <style:graphic-properties draw:textarea-horizontal-align="justify" draw:textarea-vertical-align="middle" draw:auto-grow-height="false" fo:min-height="0.893cm" fo:min-width="3.437cm"/>
    </style:style>
    <style:style style:name="gr9" style:family="graphic" style:parent-style-name="standard">
      <style:graphic-properties draw:textarea-horizontal-align="justify" draw:textarea-vertical-align="middle" draw:auto-grow-height="false" fo:min-height="1.02cm" fo:min-width="4.453cm"/>
    </style:style>
    <style:style style:name="gr10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.512cm" fo:min-width="3.183cm"/>
    </style:style>
    <style:style style:name="gr13" style:family="graphic" style:parent-style-name="standard">
      <style:graphic-properties draw:textarea-horizontal-align="justify" draw:textarea-vertical-align="middle" draw:auto-grow-height="false" fo:min-height="0.23cm" fo:min-width="2.061cm"/>
    </style:style>
    <style:style style:name="gr14" style:family="graphic" style:parent-style-name="standard">
      <style:graphic-properties draw:textarea-horizontal-align="justify" draw:textarea-vertical-align="middle" draw:auto-grow-height="false" fo:min-height="1.02cm" fo:min-width="3.437cm"/>
    </style:style>
    <style:style style:name="gr15" style:family="graphic" style:parent-style-name="standard">
      <style:graphic-properties draw:textarea-horizontal-align="justify" draw:textarea-vertical-align="middle" draw:auto-grow-height="false" fo:min-height="0.639cm" fo:min-width="3.818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8pt" style:font-size-complex="18pt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4.191cm" svg:height="1.397cm" svg:x="1cm" svg:y="2.651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2" draw:id="id12" draw:layer="layout" svg:width="4.318cm" svg:height="1.27cm" svg:x="1.254cm" svg:y="25.638cm">
          <text:p text:style-name="P1"><text:span text:style-name="T1">En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286cm" svg:height="1.673cm" svg:x="5.953cm" svg:y="9.36cm">
          <draw:text-box>
            <text:p text:style-name="P1"><text:span text:style-name="T1">True</text:span></text:p>
          </draw:text-box>
        </draw:frame>
        <draw:frame draw:style-name="gr4" draw:text-style-name="P3" draw:layer="layout" svg:width="2.54cm" svg:height="1.556cm" svg:x="-6.366cm" svg:y="25.384cm">
          <draw:text-box>
            <text:p text:style-name="P1"><text:span text:style-name="T1">Program</text:span></text:p>
          </draw:text-box>
        </draw:frame>
        <draw:frame draw:style-name="gr5" draw:text-style-name="P3" draw:layer="layout" svg:width="5.207cm" svg:height="3.683cm" svg:x="0.365cm" svg:y="1.127cm">
          <draw:text-box>
            <text:p text:style-name="P1"><text:span text:style-name="T1">Shelby Jordan</text:span></text:p>
            <text:p text:style-name="P1"><text:span text:style-name="T1">Main Function</text:span></text:p>
          </draw:text-box>
        </draw:frame>
        <draw:custom-shape draw:style-name="gr6" draw:text-style-name="P2" draw:layer="layout" svg:width="5.572cm" svg:height="1.016cm" svg:x="-6.096cm" svg:y="7.35cm">
          <text:p text:style-name="P1"><text:span text:style-name="T1">restart</text:span>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7" draw:text-style-name="P2" xml:id="id6" draw:id="id6" draw:layer="layout" svg:width="3.302cm" svg:height="3.048cm" svg:x="7.858cm" svg:y="8.493cm">
          <text:p text:style-name="P1"><text:span text:style-name="T1">Is </text:span></text:p>
          <text:p text:style-name="P1"><text:span text:style-name="T1">numbersInput</text:span></text:p>
          <text:p text:style-name="P1"><text:span text:style-name="T1">a</text:span></text:p>
          <text:p text:style-name="P1"><text:span text:style-name="T1">digit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" draw:text-style-name="P2" xml:id="id2" draw:id="id2" draw:layer="layout" svg:width="3.937cm" svg:height="1.143cm" svg:x="7.731cm" svg:y="2.778cm">
          <text:p text:style-name="P1"><text:span text:style-name="T1">main()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953cm" svg:height="1.27cm" svg:x="-5.988cm" svg:y="14.97cm">
          <text:p text:style-name="P1"><text:span text:style-name="T1">Program ending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0" draw:text-style-name="P2" xml:id="id7" draw:id="id7" draw:layer="layout" svg:width="5.08cm" svg:height="1.524cm" svg:x="13.573cm" svg:y="11.668cm">
          <text:p text:style-name="P1"><text:span text:style-name="T1">value = [g.split()[0] for g in</text:span></text:p>
          <text:p text:style-name="P1"><text:span text:style-name="T1">numbersInput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5.191cm" svg:y1="3.35cm" svg:x2="7.731cm" svg:y2="3.349cm" draw:start-shape="id1" draw:start-glue-point="10" draw:end-shape="id2" svg:d="M5191 3350h1270v-1h1270" svg:viewBox="0 0 2541 2">
          <text:p/>
        </draw:connector>
        <draw:custom-shape draw:style-name="gr8" draw:text-style-name="P2" xml:id="id3" draw:id="id3" draw:layer="layout" svg:width="3.937cm" svg:height="1.143cm" svg:x="13.192cm" svg:y="2.778cm">
          <text:p text:style-name="P1"><text:span text:style-name="T1">summation = 0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1.668cm" svg:y1="3.349cm" svg:x2="13.192cm" svg:y2="3.349cm" draw:start-shape="id2" draw:start-glue-point="1" draw:end-shape="id3" svg:d="M11668 3349h1524" svg:viewBox="0 0 1525 1">
          <text:p/>
        </draw:connector>
        <draw:custom-shape draw:style-name="gr12" draw:text-style-name="P2" xml:id="id4" draw:id="id4" draw:layer="layout" svg:width="3.683cm" svg:height="0.762cm" svg:x="14.842cm" svg:y="5.445cm">
          <text:p text:style-name="P1"><text:span text:style-name="T1">Instructions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4" draw:layer="layout" svg:x1="15.16cm" svg:y1="3.921cm" svg:x2="16.225cm" svg:y2="5.445cm" draw:start-shape="id3" draw:start-glue-point="2" draw:end-shape="id4" draw:end-glue-point="4" svg:d="M15160 3921v762h1065v762" svg:viewBox="0 0 1066 1525">
          <text:p/>
        </draw:connector>
        <draw:custom-shape draw:style-name="gr13" draw:text-style-name="P2" xml:id="id5" draw:id="id5" draw:layer="layout" svg:width="4.065cm" svg:height="0.762cm" svg:x="7.477cm" svg:y="5.445cm">
          <text:p text:style-name="P1"><text:span text:style-name="T1">numbersInput</text:span></text:p>
          <draw:enhanced-geometry svg:viewBox="0 0 21600 21600" draw:mirror-horizontal="fals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4" draw:layer="layout" draw:line-skew="0.882cm" svg:x1="15.304cm" svg:y1="5.826cm" svg:x2="11.034cm" svg:y2="5.826cm" draw:start-shape="id4" draw:start-glue-point="6" draw:end-shape="id5" draw:end-glue-point="6" svg:d="M15304 5826h-4270" svg:viewBox="0 0 4271 1">
          <text:p/>
        </draw:connector>
        <draw:connector draw:style-name="gr11" draw:text-style-name="P4" draw:layer="layout" svg:x1="9.51cm" svg:y1="6.207cm" svg:x2="9.509cm" svg:y2="8.493cm" draw:start-shape="id5" draw:start-glue-point="8" draw:end-shape="id6" svg:d="M9510 6207v1144h-1v1142" svg:viewBox="0 0 2 2287">
          <text:p/>
        </draw:connector>
        <draw:connector draw:style-name="gr11" draw:text-style-name="P4" draw:layer="layout" svg:x1="11.16cm" svg:y1="10.017cm" svg:x2="16.113cm" svg:y2="11.668cm" draw:start-shape="id6" draw:start-glue-point="7" draw:end-shape="id7" draw:end-glue-point="0" svg:d="M11160 10017h4953v1651" svg:viewBox="0 0 4954 1652">
          <text:p/>
        </draw:connector>
        <draw:custom-shape draw:style-name="gr8" draw:text-style-name="P2" xml:id="id8" draw:id="id8" draw:layer="layout" svg:width="3.937cm" svg:height="1.143cm" svg:x="14.081cm" svg:y="15.605cm">
          <text:p text:style-name="P1"><text:span text:style-name="T1">for j in value: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6.113cm" svg:y1="13.192cm" svg:x2="16.049cm" svg:y2="15.605cm" draw:start-shape="id7" draw:start-glue-point="2" draw:end-shape="id8" draw:end-glue-point="0" svg:d="M16113 13192v1206h-64v1207" svg:viewBox="0 0 65 2414">
          <text:p/>
        </draw:connector>
        <draw:custom-shape draw:style-name="gr8" draw:text-style-name="P2" xml:id="id9" draw:id="id9" draw:layer="layout" svg:width="3.937cm" svg:height="1.143cm" svg:x="14.081cm" svg:y="17.764cm">
          <text:p text:style-name="P1"><text:span text:style-name="T1">conversion = int(j)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3.937cm" svg:height="1.143cm" svg:x="-6.239cm" svg:y="12.303cm">
          <text:p text:style-name="P1"><text:span text:style-name="T1">for j in value:</text:span></text:p>
          <draw:enhanced-geometry svg:viewBox="0 0 21600 21600" draw:type="rectangle" draw:enhanced-path="M 0 0 L 21600 0 21600 21600 0 21600 0 0 Z N"/>
        </draw:custom-shape>
        <draw:custom-shape draw:style-name="gr14" draw:text-style-name="P2" xml:id="id10" draw:id="id10" draw:layer="layout" svg:width="3.937cm" svg:height="1.27cm" svg:x="14.081cm" svg:y="19.923cm">
          <text:p text:style-name="P1"><text:span text:style-name="T1">summation =</text:span></text:p>
          <text:p text:style-name="P1"><text:span text:style-name="T1">conversion + </text:span></text:p>
          <text:p text:style-name="P1"><text:span text:style-name="T1">summation</text:span></text:p>
          <draw:enhanced-geometry svg:viewBox="0 0 21600 21600" draw:type="rectangle" draw:enhanced-path="M 0 0 L 21600 0 21600 21600 0 21600 0 0 Z N"/>
        </draw:custom-shape>
        <draw:connector draw:style-name="gr11" draw:text-style-name="P4" draw:layer="layout" svg:x1="16.049cm" svg:y1="18.907cm" svg:x2="16.049cm" svg:y2="19.923cm" draw:start-shape="id9" draw:start-glue-point="2" draw:end-shape="id10" draw:end-glue-point="0" svg:d="M16049 18907v1016" svg:viewBox="0 0 1 1017">
          <text:p/>
        </draw:connector>
        <draw:custom-shape draw:style-name="gr15" draw:text-style-name="P2" xml:id="id11" draw:id="id11" draw:layer="layout" svg:width="4.318cm" svg:height="0.889cm" svg:x="14.081cm" svg:y="22.717cm">
          <text:p text:style-name="P1"><text:span text:style-name="T1">summation</text:span></text:p>
          <draw:enhanced-geometry svg:viewBox="0 0 21600 21600" draw:mirror-horizontal="true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11" draw:text-style-name="P4" draw:layer="layout" svg:x1="16.049cm" svg:y1="21.193cm" svg:x2="15.701cm" svg:y2="22.717cm" draw:start-shape="id10" draw:start-glue-point="2" draw:end-shape="id11" draw:end-glue-point="4" svg:d="M16049 21193v762h-348v762" svg:viewBox="0 0 349 1525">
          <text:p/>
        </draw:connector>
        <draw:connector draw:style-name="gr11" draw:text-style-name="P4" draw:layer="layout" svg:x1="14.621cm" svg:y1="23.161cm" svg:x2="5.572cm" svg:y2="26.273cm" draw:start-shape="id11" draw:start-glue-point="6" draw:end-shape="id12" draw:end-glue-point="10" svg:d="M14621 23161v3112h-9049" svg:viewBox="0 0 9050 3113">
          <text:p/>
        </draw:connector>
        <draw:connector draw:style-name="gr11" draw:text-style-name="P4" draw:layer="layout" svg:x1="16.049cm" svg:y1="16.748cm" svg:x2="16.049cm" svg:y2="17.764cm" draw:start-shape="id8" draw:start-glue-point="2" draw:end-shape="id9" draw:end-glue-point="0" svg:d="M16049 16748v1016" svg:viewBox="0 0 1 1017">
          <text:p/>
        </draw:connector>
        <draw:connector draw:style-name="gr11" draw:text-style-name="P4" draw:layer="layout" svg:x1="7.858cm" svg:y1="10.017cm" svg:x2="3.413cm" svg:y2="25.638cm" draw:start-shape="id6" draw:start-glue-point="5" draw:end-shape="id12" draw:end-glue-point="4" svg:d="M7858 10017h-4445v15621" svg:viewBox="0 0 4446 15622">
          <text:p/>
        </draw:connector>
        <draw:frame draw:style-name="gr3" draw:text-style-name="P3" draw:layer="layout" svg:width="2.286cm" svg:height="1.673cm" svg:x="10.906cm" svg:y="9.255cm">
          <draw:text-box>
            <text:p text:style-name="P1"><text:span text:style-name="T1">Fals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8T16:34:46.811000000</meta:creation-date>
    <dc:date>2017-04-18T17:04:48.066000000</dc:date>
    <meta:editing-duration>PT26M54S</meta:editing-duration>
    <meta:editing-cycles>6</meta:editing-cycles>
    <meta:generator>LibreOffice/4.4.2.2$Windows_x86 LibreOffice_project/c4c7d32d0d49397cad38d62472b0bc8acff48dd6</meta:generator>
    <meta:document-statistic meta:object-count="31"/>
  </office:meta>
</office:document-meta>
</file>